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181755" officeooo:paragraph-rsid="00181755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 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18:30:13.986000000</dc:date>
    <meta:editing-duration>PT1H34M39S</meta:editing-duration>
    <meta:editing-cycles>9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4" meta:word-count="174" meta:character-count="1159" meta:non-whitespace-character-count="1001"/>
  </office:meta>
</office:document-meta>
</file>